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h text:style-name="Heading_20_1" text:outline-level="1">THE DIFFERENCE BETWEEN YOU AND ME</text:h>
      <text:p text:style-name="First_20_paragraph">Born of two parents</text:p>
      <text:p text:style-name="Text_20_body">Expected of one,</text:p>
      <text:p text:style-name="Text_20_body">They make it seem fair,</text:p>
      <text:p text:style-name="Text_20_body">But they’re not fooling anyone</text:p>
      <text:p text:style-name="Text_20_body">Live till 71.8,</text:p>
      <text:p text:style-name="Text_20_body">But buried at 16</text:p>
      <text:p text:style-name="Text_20_body">The tears stopped flowing and you become berate</text:p>
      <text:p text:style-name="Text_20_body">But you never saw the scene.</text:p>
      <text:p text:style-name="Text_20_body">Address me by “Dr.”</text:p>
      <text:p text:style-name="Text_20_body">With obligation and certain stipulations,</text:p>
      <text:p text:style-name="Text_20_body">But see me as similar,</text:p>
      <text:p text:style-name="Text_20_body">To the child whose status is doomed to the same degradations…</text:p>
      <text:p text:style-name="Text_20_body">Hay muchos diferencias entre los seres humanos</text:p>
      <text:p text:style-name="Text_20_body">La lengua</text:p>
      <text:p text:style-name="Text_20_body">La cultura</text:p>
      <text:p text:style-name="Text_20_body">La ropa</text:p>
      <text:p text:style-name="Text_20_body">El dinero</text:p>
      <text:p text:style-name="Text_20_body">Los zapatos</text:p>
      <text:p text:style-name="Text_20_body">Los cualidades físicas</text:p>
      <text:p text:style-name="Text_20_body"><text:span text:style-name="T1">IT’S</text:span><text:span text:style-name="T2"> </text:span><text:span text:style-name="T3">TOO</text:span><text:span text:style-name="T4"> </text:span><text:span text:style-name="T5">MUCH!</text:span> –</text:p>
      <text:p text:style-name="Text_20_body">We don’t know the answer,</text:p>
      <text:p text:style-name="Text_20_body">We wince from what we don’t understand.</text:p>
      <text:p text:style-name="Text_20_body">Ignorant</text:p>
      <text:p text:style-name="Text_20_body">Confused,</text:p>
      <text:p text:style-name="Text_20_body">Afraid,</text:p>
      <text:p text:style-name="Text_20_body">It’s the reason why we can start a war with one question:</text:p>
      <text:p text:style-name="Text_20_body">“Why are you different than me?”</text:p>
      <text:p text:style-name="Text_20_body">「違いは多い過ぎる」</text:p>
      <text:p text:style-name="Text_20_body">“This one”, “that one”, “those over there”</text:p>
      <text:p text:style-name="Text_20_body">The simple pronouns and the determiners</text:p>
      <text:p text:style-name="Text_20_body">Strung together to create an outsider -</text:p>
      <text:p text:style-name="Text_20_body">But, aren’t I the same as you?</text:p>
      <text:p text:style-name="Text_20_body">If not - what makes you, you?</text:p>
      <text:p text:style-name="Text_20_body">「そして、どのように私はあなたに似ていますか」</text:p>
      <text:p text:style-name="Text_20_body">but, I believe that fate brings us together.</text:p>
      <text:p text:style-name="Text_20_body">You believe that too.</text:p>
      <text:p text:style-name="Text_20_body">I want to live in harmony</text:p>
      <text:p text:style-name="Text_20_body">with Your blessings in lieu</text:p>
      <text:p text:style-name="Text_20_body">I – am a string of intertwined fates.</text:p>
      <text:p text:style-name="Text_20_body">You – are a parallel sting of intertwined fates.</text:p>
      <text:p text:style-name="Text_20_body">But the good thing about life is:</text:p>
      <text:p text:style-name="Text_20_body">once I meet you,</text:p>
      <text:p text:style-name="Text_20_body">You also became a part of Me, to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